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2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4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9" style:family="table-cell" style:parent-style-name="Comma_32_3" style:data-style-name="N38">
      <style:table-cell-properties fo:background-color="#FFFFFF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2" style:family="table-cell" style:parent-style-name="Comma_32_3" style:data-style-name="N38">
      <style:table-cell-properties fo:border-top="none" fo:border-bottom="2pt solid #000000" fo:border-left="none" fo:border-right="none" fo:background-color="#FFFFFF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automatic" fo:background-color="#FFFFFF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0" style:family="table-cell" style:parent-style-name="Default" style:data-style-name="N39">
      <style:table-cell-properties fo:background-color="#FFFFFF"/>
    </style:style>
    <style:style style:name="ce3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4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Normal_32_3" style:data-style-name="N0">
      <style:table-cell-properties style:vertical-align="automatic" fo:background-color="#FFFFFF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8" style:family="table-cell" style:parent-style-name="Normal_32_2" style:data-style-name="N0">
      <style:table-cell-properties style:vertical-align="automatic" fo:background-color="#FFFFFF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0" style:family="table-cell" style:parent-style-name="Comma" style:data-style-name="N38">
      <style:table-cell-properties fo:background-color="#FFFFFF"/>
    </style:style>
    <style:style style:name="ce41" style:family="table-cell" style:parent-style-name="Comma" style:data-style-name="N38">
      <style:table-cell-properties fo:border-top="none" fo:border-bottom="2pt solid #000000" fo:border-left="none" fo:border-right="none" fo:background-color="#FFFFFF"/>
    </style:style>
    <style:style style:name="ce42" style:family="table-cell" style:parent-style-name="Normal_32_2" style:data-style-name="N39">
      <style:table-cell-properties style:vertical-align="automatic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50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5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0.15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8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6378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608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8">
            <text:p>Bicycle ownership by age: England, 2014/16<text:span text:style-name="T1">1</text:span>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4" table:style-name="ce9"/>
          <table:table-cell table:style-name="ce10"/>
          <table:table-cell table:style-name="ce11"/>
          <table:table-cell table:number-columns-repeated="16378" table:style-name="ce5"/>
        </table:table-row>
        <table:table-row table:style-name="ro5">
          <table:table-cell table:style-name="ce12"/>
          <table:table-cell office:value-type="string" table:number-columns-spanned="4" table:number-rows-spanned="1" table:style-name="ce34">
            <text:p>Percentage</text:p>
          </table:table-cell>
          <table:covered-table-cell table:number-columns-repeated="3"/>
          <table:table-cell table:style-name="ce13"/>
          <table:table-cell table:style-name="ce5"/>
          <table:table-cell table:style-name="ce14"/>
          <table:table-cell table:number-columns-repeated="16376"/>
        </table:table-row>
        <table:table-row table:style-name="ro6">
          <table:table-cell office:value-type="string" table:style-name="ce15">
            <text:p>Age group</text:p>
          </table:table-cell>
          <table:table-cell office:value-type="string" table:style-name="ce16">
            <text:p>Own a bicycle</text:p>
          </table:table-cell>
          <table:table-cell office:value-type="string" table:style-name="ce16">
            <text:p>Use of a bicycle</text:p>
          </table:table-cell>
          <table:table-cell office:value-type="string" table:style-name="ce16">
            <text:p>No use of bicycle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Unweighted sample size (individuals)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7">
            <text:p>5-10</text:p>
          </table:table-cell>
          <table:table-cell office:value-type="float" office:value="82.128067388009725" table:style-name="ce18">
            <text:p>82</text:p>
          </table:table-cell>
          <table:table-cell office:value-type="float" office:value="0.48202876551105228" table:style-name="ce18">
            <text:p>-</text:p>
          </table:table-cell>
          <table:table-cell office:value-type="float" office:value="17.389903846479225" table:style-name="ce18">
            <text:p>17</text:p>
          </table:table-cell>
          <table:table-cell office:value-type="float" office:value="100" table:style-name="ce18">
            <text:p>100</text:p>
          </table:table-cell>
          <table:table-cell office:value-type="float" office:value="4187" table:style-name="ce19">
            <text:p><text:s/>4,187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7">
            <text:p>11-16</text:p>
          </table:table-cell>
          <table:table-cell office:value-type="float" office:value="69.76597209048046" table:style-name="ce18">
            <text:p>70</text:p>
          </table:table-cell>
          <table:table-cell office:value-type="float" office:value="1.5898592958299878" table:style-name="ce18">
            <text:p>2</text:p>
          </table:table-cell>
          <table:table-cell office:value-type="float" office:value="28.644168613689558" table:style-name="ce18">
            <text:p>29</text:p>
          </table:table-cell>
          <table:table-cell office:value-type="float" office:value="100" table:style-name="ce18">
            <text:p>100</text:p>
          </table:table-cell>
          <table:table-cell office:value-type="float" office:value="3878" table:style-name="ce19">
            <text:p><text:s/>3,878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17-20</text:p>
          </table:table-cell>
          <table:table-cell office:value-type="float" office:value="42.113187830449633" table:style-name="ce18">
            <text:p>42</text:p>
          </table:table-cell>
          <table:table-cell office:value-type="float" office:value="2.5457341962090032" table:style-name="ce18">
            <text:p>3</text:p>
          </table:table-cell>
          <table:table-cell office:value-type="float" office:value="55.341077973341378" table:style-name="ce18">
            <text:p>55</text:p>
          </table:table-cell>
          <table:table-cell office:value-type="float" office:value="100.00000000000001" table:style-name="ce18">
            <text:p>100</text:p>
          </table:table-cell>
          <table:table-cell office:value-type="float" office:value="2257" table:style-name="ce19">
            <text:p><text:s/>2,257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21-29</text:p>
          </table:table-cell>
          <table:table-cell office:value-type="float" office:value="30.978038541897746" table:style-name="ce18">
            <text:p>31</text:p>
          </table:table-cell>
          <table:table-cell office:value-type="float" office:value="1.8087367379972685" table:style-name="ce18">
            <text:p>2</text:p>
          </table:table-cell>
          <table:table-cell office:value-type="float" office:value="67.213224720104989" table:style-name="ce18">
            <text:p>67</text:p>
          </table:table-cell>
          <table:table-cell office:value-type="float" office:value="100" table:style-name="ce18">
            <text:p>100</text:p>
          </table:table-cell>
          <table:table-cell office:value-type="float" office:value="5265" table:style-name="ce19">
            <text:p><text:s/>5,265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30-39</text:p>
          </table:table-cell>
          <table:table-cell office:value-type="float" office:value="40.291288138658274" table:style-name="ce18">
            <text:p>40</text:p>
          </table:table-cell>
          <table:table-cell office:value-type="float" office:value="1.1910665937034337" table:style-name="ce18">
            <text:p>1</text:p>
          </table:table-cell>
          <table:table-cell office:value-type="float" office:value="58.517645267638287" table:style-name="ce18">
            <text:p>59</text:p>
          </table:table-cell>
          <table:table-cell office:value-type="float" office:value="100" table:style-name="ce18">
            <text:p>100</text:p>
          </table:table-cell>
          <table:table-cell office:value-type="float" office:value="6784" table:style-name="ce19">
            <text:p><text:s/>6,784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40-49</text:p>
          </table:table-cell>
          <table:table-cell office:value-type="float" office:value="49.505813923580334" table:style-name="ce18">
            <text:p>50</text:p>
          </table:table-cell>
          <table:table-cell office:value-type="float" office:value="0.9358914428096865" table:style-name="ce18">
            <text:p>1</text:p>
          </table:table-cell>
          <table:table-cell office:value-type="float" office:value="49.558294633609975" table:style-name="ce18">
            <text:p>50</text:p>
          </table:table-cell>
          <table:table-cell office:value-type="float" office:value="100" table:style-name="ce18">
            <text:p>100</text:p>
          </table:table-cell>
          <table:table-cell office:value-type="float" office:value="7033" table:style-name="ce19">
            <text:p><text:s/>7,033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50-59</text:p>
          </table:table-cell>
          <table:table-cell office:value-type="float" office:value="42.201710221496405" table:style-name="ce18">
            <text:p>42</text:p>
          </table:table-cell>
          <table:table-cell office:value-type="float" office:value="0.77494224157948621" table:style-name="ce18">
            <text:p>1</text:p>
          </table:table-cell>
          <table:table-cell office:value-type="float" office:value="57.023347536924106" table:style-name="ce18">
            <text:p>57</text:p>
          </table:table-cell>
          <table:table-cell office:value-type="float" office:value="100" table:style-name="ce18">
            <text:p>100</text:p>
          </table:table-cell>
          <table:table-cell office:value-type="float" office:value="7096" table:style-name="ce19">
            <text:p><text:s/>7,096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60+</text:p>
          </table:table-cell>
          <table:table-cell office:value-type="float" office:value="21.742563368885428" table:style-name="ce18">
            <text:p>22</text:p>
          </table:table-cell>
          <table:table-cell office:value-type="float" office:value="0.31252332970095648" table:style-name="ce18">
            <text:p>-</text:p>
          </table:table-cell>
          <table:table-cell office:value-type="float" office:value="77.944913301413621" table:style-name="ce18">
            <text:p>78</text:p>
          </table:table-cell>
          <table:table-cell office:value-type="float" office:value="100" table:style-name="ce18">
            <text:p>100</text:p>
          </table:table-cell>
          <table:table-cell office:value-type="float" office:value="13612" table:style-name="ce19">
            <text:p><text:s/>13,612<text:s/></text:p>
          </table:table-cell>
          <table:table-cell table:number-columns-repeated="16378" table:style-name="ce5"/>
        </table:table-row>
        <table:table-row table:style-name="ro7">
          <table:table-cell table:style-name="ce6"/>
          <table:table-cell table:number-columns-repeated="4" table:style-name="ce18"/>
          <table:table-cell table:style-name="ce19"/>
          <table:table-cell table:number-columns-repeated="16378" table:style-name="ce5"/>
        </table:table-row>
        <table:table-row table:style-name="ro8">
          <table:table-cell office:value-type="string" table:style-name="ce20">
            <text:p>All aged 5+</text:p>
          </table:table-cell>
          <table:table-cell office:value-type="float" office:value="41.75202614317449" table:style-name="ce21">
            <text:p>42</text:p>
          </table:table-cell>
          <table:table-cell office:value-type="float" office:value="1.0006087072337255" table:style-name="ce21">
            <text:p>1</text:p>
          </table:table-cell>
          <table:table-cell office:value-type="float" office:value="57.247365149591786" table:style-name="ce21">
            <text:p>57</text:p>
          </table:table-cell>
          <table:table-cell office:value-type="float" office:value="100" table:style-name="ce21">
            <text:p>100</text:p>
          </table:table-cell>
          <table:table-cell office:value-type="float" office:value="50112" table:style-name="ce22">
            <text:p><text:s/>50,112<text:s/></text:p>
          </table:table-cell>
          <table:table-cell table:number-columns-repeated="1637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3">
            <text:p>1 Three survey years combined (2014, 2015 and 2016).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Telephone: 020 7944 3097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6">
            <text:p>Source: National Travel Survey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27">
            <text:p>Email: national.travelsurvey@dft.gsi.gov.uk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8">
            <text:p>Last updated: 27 July 2017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29">
            <text:p><text:a xlink:href="https://www.gov.uk/government/publications/national-travel-survey-2013">Notes &amp; definitions</text:a>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8">
            <text:p>Next update: Summer 2018</text:p>
          </table:table-cell>
          <table:table-cell table:number-columns-repeated="16378" table:style-name="ce5"/>
        </table:table-row>
        <table:table-row table:style-name="ro2">
          <table:table-cell table:style-name="ce5"/>
          <table:table-cell table:number-columns-repeated="3" table:style-name="ce30"/>
          <table:table-cell table:number-columns-repeated="2" table:style-name="ce25"/>
          <table:table-cell table:number-columns-repeated="16378" table:style-name="ce5"/>
        </table:table-row>
        <table:table-row table:style-name="ro2">
          <table:table-cell office:value-type="string" table:style-name="ce23">
            <text:p>The figures in this table are National Statistics</text:p>
          </table:table-cell>
          <table:table-cell table:number-columns-repeated="3" table:style-name="ce5"/>
          <table:table-cell table:number-columns-repeated="2" table:style-name="ce25"/>
          <table:table-cell table:number-columns-repeated="16378" table:style-name="ce5"/>
        </table:table-row>
        <table:table-row table:style-name="ro9">
          <table:table-cell table:number-columns-repeated="16384" table:style-name="ce5"/>
        </table:table-row>
        <table:table-row table:style-name="ro2">
          <table:table-cell office:value-type="string" table:style-name="ce31">
            <text:p>The results presented in this table are weighted. The base (unweighted sample size) is shown in the table for information.<text:s/></text:p>
          </table:table-cell>
          <table:table-cell table:style-name="ce31"/>
          <table:table-cell table:number-columns-repeated="4" table:style-name="ce32"/>
          <table:table-cell table:number-columns-repeated="16378" table:style-name="ce5"/>
        </table:table-row>
        <table:table-row table:style-name="ro10">
          <table:table-cell office:value-type="string" table:number-columns-spanned="6" table:number-rows-spanned="1" table:style-name="ce3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5"/>
          <table:table-cell table:style-name="ce33"/>
          <table:table-cell table:number-columns-repeated="16377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5" table:style-name="ce32"/>
          <table:table-cell table:number-columns-repeated="16378" table:style-name="ce5"/>
        </table:table-row>
        <table:table-row table:number-rows-repeated="104854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08.$A$1"/>
          <table:named-range table:name="Print_Area" table:cell-range-address="NTS0608.$A$1:NTS0608.$F$32" table:base-cell-address="NTS0608.$A$1"/>
        </table:named-expressions>
      </table:table>
      <table:table table:name="Eng_timeseries_&gt;&gt;&gt;" table:style-name="ta2">
        <table:table-column table:style-name="co3" table:number-columns-repeated="16384" table:default-cell-style-name="ce36"/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A timeseries of results for England are in the following tabs.</text:p>
          </table:table-cell>
          <table:table-cell table:number-columns-repeated="16383" table:style-name="ce5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GraphData" table:expression="of:=['file://Fs5/afp6$/TSGB1998/SECTION1/1-13-98.XLS'#'TIS-INDEX'.$B$13:.$Q$44]~['file://Fs5/afp6$/TSGB1998/SECTION1/1-13-98.XLS'#'TIS-INDEX'.$E$9:.$R$9]" table:base-cell-address="NTS0608.$A$1"/>
        </table:named-expressions>
      </table:table>
      <table:table table:name="2013-2015" table:style-name="ta3">
        <table:table-column table:style-name="co4" table:default-cell-style-name="ce38"/>
        <table:table-column table:style-name="co2" table:number-columns-repeated="5" table:default-cell-style-name="ce38"/>
        <table:table-column table:style-name="co3" table:number-columns-repeated="16378" table:default-cell-style-name="ce38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7" table:style-name="ce38"/>
          <table:table-cell table:number-columns-repeated="16376" table:style-name="ce5"/>
        </table:table-row>
        <table:table-row table:style-name="ro2">
          <table:table-cell table:style-name="ce39"/>
          <table:table-cell table:number-columns-repeated="7" table:style-name="ce38"/>
          <table:table-cell table:number-columns-repeated="16376" table:style-name="ce5"/>
        </table:table-row>
        <table:table-row table:style-name="ro1">
          <table:table-cell office:value-type="string" table:style-name="ce7">
            <text:p>Table NTS0608</text:p>
          </table:table-cell>
          <table:table-cell table:number-columns-repeated="5" table:style-name="ce3"/>
          <table:table-cell table:number-columns-repeated="16378" table:style-name="ce37"/>
        </table:table-row>
        <table:table-row table:style-name="ro3">
          <table:table-cell office:value-type="string" table:style-name="ce8">
            <text:p>Bicycle ownership by age: England, 2013/15<text:span text:style-name="T1">1</text:span></text:p>
          </table:table-cell>
          <table:table-cell table:number-columns-repeated="5" table:style-name="ce3"/>
          <table:table-cell table:number-columns-repeated="16378" table:style-name="ce37"/>
        </table:table-row>
        <table:table-row table:style-name="ro2">
          <table:table-cell table:number-columns-repeated="6" table:style-name="ce5"/>
          <table:table-cell table:number-columns-repeated="2" table:style-name="ce38"/>
          <table:table-cell table:number-columns-repeated="16376" table:style-name="ce5"/>
        </table:table-row>
        <table:table-row table:style-name="ro4">
          <table:table-cell table:number-columns-repeated="4" table:style-name="ce9"/>
          <table:table-cell table:style-name="ce10"/>
          <table:table-cell table:style-name="ce11"/>
          <table:table-cell table:number-columns-repeated="2" table:style-name="ce38"/>
          <table:table-cell table:number-columns-repeated="16376" table:style-name="ce5"/>
        </table:table-row>
        <table:table-row table:style-name="ro5">
          <table:table-cell table:style-name="ce12"/>
          <table:table-cell office:value-type="string" table:number-columns-spanned="4" table:number-rows-spanned="1" table:style-name="ce34">
            <text:p>Percentage</text:p>
          </table:table-cell>
          <table:covered-table-cell table:number-columns-repeated="3"/>
          <table:table-cell table:style-name="ce13"/>
          <table:table-cell table:style-name="ce38"/>
          <table:table-cell table:style-name="ce14"/>
          <table:table-cell table:number-columns-repeated="16376" table:style-name="ce5"/>
        </table:table-row>
        <table:table-row table:style-name="ro6">
          <table:table-cell office:value-type="string" table:style-name="ce15">
            <text:p>Age group</text:p>
          </table:table-cell>
          <table:table-cell office:value-type="string" table:style-name="ce16">
            <text:p>Own a bicycle</text:p>
          </table:table-cell>
          <table:table-cell office:value-type="string" table:style-name="ce16">
            <text:p>Use of a bicycle</text:p>
          </table:table-cell>
          <table:table-cell office:value-type="string" table:style-name="ce16">
            <text:p>No use of bicycle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Unweighted sample size (individuals)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17">
            <text:p>5-10</text:p>
          </table:table-cell>
          <table:table-cell office:value-type="float" office:value="82.815975133409253" table:style-name="ce18">
            <text:p>83</text:p>
          </table:table-cell>
          <table:table-cell office:value-type="float" office:value="0.38518341190933486" table:style-name="ce18">
            <text:p>-</text:p>
          </table:table-cell>
          <table:table-cell office:value-type="float" office:value="16.798841454681419" table:style-name="ce18">
            <text:p>17</text:p>
          </table:table-cell>
          <table:table-cell office:value-type="float" office:value="100.00000000000001" table:style-name="ce18">
            <text:p>100</text:p>
          </table:table-cell>
          <table:table-cell office:value-type="float" office:value="4187" table:style-name="ce40">
            <text:p><text:s/>4,187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17">
            <text:p>11-16</text:p>
          </table:table-cell>
          <table:table-cell office:value-type="float" office:value="71.364447916923652" table:style-name="ce18">
            <text:p>71</text:p>
          </table:table-cell>
          <table:table-cell office:value-type="float" office:value="1.3611556972616237" table:style-name="ce18">
            <text:p>1</text:p>
          </table:table-cell>
          <table:table-cell office:value-type="float" office:value="27.274396385814732" table:style-name="ce18">
            <text:p>27</text:p>
          </table:table-cell>
          <table:table-cell office:value-type="float" office:value="100" table:style-name="ce18">
            <text:p>100</text:p>
          </table:table-cell>
          <table:table-cell office:value-type="float" office:value="3965" table:style-name="ce40">
            <text:p><text:s/>3,965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17-20</text:p>
          </table:table-cell>
          <table:table-cell office:value-type="float" office:value="42.411437852657698" table:style-name="ce18">
            <text:p>42</text:p>
          </table:table-cell>
          <table:table-cell office:value-type="float" office:value="2.5602241204534262" table:style-name="ce18">
            <text:p>3</text:p>
          </table:table-cell>
          <table:table-cell office:value-type="float" office:value="55.028338026888868" table:style-name="ce18">
            <text:p>55</text:p>
          </table:table-cell>
          <table:table-cell office:value-type="float" office:value="100" table:style-name="ce18">
            <text:p>100</text:p>
          </table:table-cell>
          <table:table-cell office:value-type="float" office:value="2330" table:style-name="ce40">
            <text:p><text:s/>2,330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21-29</text:p>
          </table:table-cell>
          <table:table-cell office:value-type="float" office:value="32.131388390889377" table:style-name="ce18">
            <text:p>32</text:p>
          </table:table-cell>
          <table:table-cell office:value-type="float" office:value="1.8872091725017188" table:style-name="ce18">
            <text:p>2</text:p>
          </table:table-cell>
          <table:table-cell office:value-type="float" office:value="65.981402436608917" table:style-name="ce18">
            <text:p>66</text:p>
          </table:table-cell>
          <table:table-cell office:value-type="float" office:value="100.00000000000001" table:style-name="ce18">
            <text:p>100</text:p>
          </table:table-cell>
          <table:table-cell office:value-type="float" office:value="5545" table:style-name="ce40">
            <text:p><text:s/>5,545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30-39</text:p>
          </table:table-cell>
          <table:table-cell office:value-type="float" office:value="42.351688750189886" table:style-name="ce18">
            <text:p>42</text:p>
          </table:table-cell>
          <table:table-cell office:value-type="float" office:value="1.4790829937607231" table:style-name="ce18">
            <text:p>1</text:p>
          </table:table-cell>
          <table:table-cell office:value-type="float" office:value="56.169228256049394" table:style-name="ce18">
            <text:p>56</text:p>
          </table:table-cell>
          <table:table-cell office:value-type="float" office:value="100" table:style-name="ce18">
            <text:p>100</text:p>
          </table:table-cell>
          <table:table-cell office:value-type="float" office:value="6691" table:style-name="ce40">
            <text:p><text:s/>6,691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40-49</text:p>
          </table:table-cell>
          <table:table-cell office:value-type="float" office:value="49.764232045791282" table:style-name="ce18">
            <text:p>50</text:p>
          </table:table-cell>
          <table:table-cell office:value-type="float" office:value="0.99451132740137593" table:style-name="ce18">
            <text:p>1</text:p>
          </table:table-cell>
          <table:table-cell office:value-type="float" office:value="49.241256626807342" table:style-name="ce18">
            <text:p>49</text:p>
          </table:table-cell>
          <table:table-cell office:value-type="float" office:value="100" table:style-name="ce18">
            <text:p>100</text:p>
          </table:table-cell>
          <table:table-cell office:value-type="float" office:value="7464" table:style-name="ce40">
            <text:p><text:s/>7,464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50-59</text:p>
          </table:table-cell>
          <table:table-cell office:value-type="float" office:value="42.123978816941097" table:style-name="ce18">
            <text:p>42</text:p>
          </table:table-cell>
          <table:table-cell office:value-type="float" office:value="0.8563162744005598" table:style-name="ce18">
            <text:p>1</text:p>
          </table:table-cell>
          <table:table-cell office:value-type="float" office:value="57.019704908658341" table:style-name="ce18">
            <text:p>57</text:p>
          </table:table-cell>
          <table:table-cell office:value-type="float" office:value="100" table:style-name="ce18">
            <text:p>100</text:p>
          </table:table-cell>
          <table:table-cell office:value-type="float" office:value="7033" table:style-name="ce40">
            <text:p><text:s/>7,033<text:s/></text:p>
          </table:table-cell>
          <table:table-cell table:number-columns-repeated="2" table:style-name="ce38"/>
          <table:table-cell table:number-columns-repeated="16376" table:style-name="ce5"/>
        </table:table-row>
        <table:table-row table:style-name="ro2">
          <table:table-cell office:value-type="string" table:style-name="ce6">
            <text:p>60+</text:p>
          </table:table-cell>
          <table:table-cell office:value-type="float" office:value="21.33507603089835" table:style-name="ce18">
            <text:p>21</text:p>
          </table:table-cell>
          <table:table-cell office:value-type="float" office:value="0.26051934567681517" table:style-name="ce18">
            <text:p>-</text:p>
          </table:table-cell>
          <table:table-cell office:value-type="float" office:value="78.404404623424824" table:style-name="ce18">
            <text:p>78</text:p>
          </table:table-cell>
          <table:table-cell office:value-type="float" office:value="99.999999999999986" table:style-name="ce18">
            <text:p>100</text:p>
          </table:table-cell>
          <table:table-cell office:value-type="float" office:value="13865" table:style-name="ce40">
            <text:p><text:s/>13,865<text:s/></text:p>
          </table:table-cell>
          <table:table-cell table:style-name="ce38"/>
          <table:table-cell table:number-columns-repeated="16377" table:style-name="ce5"/>
        </table:table-row>
        <table:table-row table:style-name="ro7">
          <table:table-cell table:style-name="ce6"/>
          <table:table-cell table:number-columns-repeated="4" table:style-name="ce18"/>
          <table:table-cell table:style-name="ce40"/>
          <table:table-cell table:style-name="ce38"/>
          <table:table-cell table:number-columns-repeated="16377" table:style-name="ce5"/>
        </table:table-row>
        <table:table-row table:style-name="ro8">
          <table:table-cell office:value-type="string" table:style-name="ce20">
            <text:p>All aged 5+</text:p>
          </table:table-cell>
          <table:table-cell office:value-type="float" office:value="42.335037903311211" table:style-name="ce21">
            <text:p>42</text:p>
          </table:table-cell>
          <table:table-cell office:value-type="float" office:value="1.0407840412403599" table:style-name="ce21">
            <text:p>1</text:p>
          </table:table-cell>
          <table:table-cell office:value-type="float" office:value="56.624178055448439" table:style-name="ce21">
            <text:p>57</text:p>
          </table:table-cell>
          <table:table-cell office:value-type="float" office:value="100" table:style-name="ce21">
            <text:p>100</text:p>
          </table:table-cell>
          <table:table-cell office:value-type="float" office:value="51080" table:style-name="ce41">
            <text:p><text:s/>51,080<text:s/></text:p>
          </table:table-cell>
          <table:table-cell table:style-name="ce38"/>
          <table:table-cell table:number-columns-repeated="16377" table:style-name="ce5"/>
        </table:table-row>
        <table:table-row table:style-name="ro2">
          <table:table-cell table:number-columns-repeated="6" table:style-name="ce5"/>
          <table:table-cell table:style-name="ce38"/>
          <table:table-cell table:number-columns-repeated="16377" table:style-name="ce5"/>
        </table:table-row>
        <table:table-row table:style-name="ro2">
          <table:table-cell office:value-type="string" table:style-name="ce23">
            <text:p>1 Three survey years combined (2013, 2014 and 2015).</text:p>
          </table:table-cell>
          <table:table-cell table:number-columns-repeated="5" table:style-name="ce5"/>
          <table:table-cell table:style-name="ce38"/>
          <table:table-cell table:number-columns-repeated="16377" table:style-name="ce5"/>
        </table:table-row>
        <table:table-row table:style-name="ro2">
          <table:table-cell table:number-columns-repeated="6" table:style-name="ce5"/>
          <table:table-cell table:style-name="ce38"/>
          <table:table-cell table:number-columns-repeated="16377" table:style-name="ce5"/>
        </table:table-row>
        <table:table-row table:style-name="ro2">
          <table:table-cell office:value-type="string" table:style-name="ce24">
            <text:p>Telephone: 020 7944 3097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6">
            <text:p>Source: National Travel Survey</text:p>
          </table:table-cell>
          <table:table-cell table:style-name="ce38"/>
          <table:table-cell table:number-columns-repeated="16377" table:style-name="ce5"/>
        </table:table-row>
        <table:table-row table:style-name="ro2">
          <table:table-cell office:value-type="string" table:style-name="ce27">
            <text:p>Email: national.travelsurvey@dft.gsi.gov.uk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8">
            <text:p>Last updated: 8 September 2016</text:p>
          </table:table-cell>
          <table:table-cell table:style-name="ce38"/>
          <table:table-cell table:number-columns-repeated="16377" table:style-name="ce5"/>
        </table:table-row>
        <table:table-row table:style-name="ro2">
          <table:table-cell office:value-type="string" table:style-name="ce29">
            <text:p><text:a xlink:href="https://www.gov.uk/government/collections/national-travel-survey-statistics">Notes &amp; definitions</text:a></text:p>
          </table:table-cell>
          <table:table-cell table:number-columns-repeated="2" table:style-name="ce25"/>
          <table:table-cell table:style-name="ce5"/>
          <table:table-cell table:style-name="ce25"/>
          <table:table-cell office:value-type="string" table:style-name="ce28">
            <text:p>Next update: Summer 2017</text:p>
          </table:table-cell>
          <table:table-cell table:style-name="ce38"/>
          <table:table-cell table:number-columns-repeated="16377" table:style-name="ce5"/>
        </table:table-row>
        <table:table-row table:style-name="ro2">
          <table:table-cell table:style-name="ce38"/>
          <table:table-cell table:number-columns-repeated="3" table:style-name="ce42"/>
          <table:table-cell table:number-columns-repeated="3" table:style-name="ce38"/>
          <table:table-cell table:number-columns-repeated="16377" table:style-name="ce5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6" table:style-name="ce38"/>
          <table:table-cell table:number-columns-repeated="16377" table:style-name="ce5"/>
        </table:table-row>
        <table:table-row table:style-name="ro9">
          <table:table-cell table:number-columns-repeated="7" table:style-name="ce38"/>
          <table:table-cell table:number-columns-repeated="16377" table:style-name="ce5"/>
        </table:table-row>
        <table:table-row table:style-name="ro2">
          <table:table-cell office:value-type="string" table:style-name="ce31">
            <text:p>The results presented in this table are weighted. The base (unweighted sample size) is shown in the table for information.<text:s/></text:p>
          </table:table-cell>
          <table:table-cell table:style-name="ce31"/>
          <table:table-cell table:number-columns-repeated="4" table:style-name="ce32"/>
          <table:table-cell table:style-name="ce38"/>
          <table:table-cell table:number-columns-repeated="16377" table:style-name="ce5"/>
        </table:table-row>
        <table:table-row table:style-name="ro10">
          <table:table-cell office:value-type="string" table:number-columns-spanned="6" table:number-rows-spanned="1" table:style-name="ce3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5"/>
          <table:table-cell table:style-name="ce33"/>
          <table:table-cell table:number-columns-repeated="16377" table:style-name="ce5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5" table:style-name="ce32"/>
          <table:table-cell table:style-name="ce38"/>
          <table:table-cell table:number-columns-repeated="16377" table:style-name="ce5"/>
        </table:table-row>
        <table:table-row table:number-rows-repeated="1048545" table:style-name="ro2">
          <table:table-cell table:number-columns-repeated="16384"/>
        </table:table-row>
        <table:named-expressions>
          <table:named-range table:name="Print_Area" table:cell-range-address="2013-2015.$A$1:2013-2015.$F$31" table:base-cell-address="2013-2015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08.$A$1"/>
        <table:named-expression table:name="activeCell" table:expression="of:=[.#REF!]" table:base-cell-address="NTS0608.$A$1"/>
        <table:named-range table:name="ayear" table:cell-range-address="'file:///W:/SECTION1/1-15-98.XLS'#RAWDATA.$J$2" table:base-cell-address="NTS0608.$A$1"/>
        <table:named-range table:name="byear" table:cell-range-address="'file:///W:/SECTION1/1-15-98.XLS'#RAWDATA.$L$2" table:base-cell-address="NTS0608.$A$1"/>
        <table:named-expression table:name="CategoryTitle" table:expression="of:=[.#REF!]" table:base-cell-address="NTS0608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8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08.$A$1"/>
        <table:named-range table:name="cyear" table:cell-range-address="'file:///W:/SECTION1/1-15-98.XLS'#RAWDATA.$J$2" table:base-cell-address="NTS0608.$A$1"/>
        <table:named-expression table:name="dgdsfyh" table:expression="of:=[.#REF!]" table:base-cell-address="NTS0608.$A$1"/>
        <table:named-expression table:name="Dialog" table:expression="of:='http://www.dft.gov.uk/TSGB00/8-01-98.XLS'#$$Dialog" table:base-cell-address="NTS0608.$A$1"/>
        <table:named-expression table:name="dialog2" table:expression="of:='http://www.dft.gov.uk/TSGB00/8-01-98.XLS'#$$dialog2" table:base-cell-address="NTS0608.$A$1"/>
        <table:named-expression table:name="fayear" table:expression="of:=[.#REF!]" table:base-cell-address="NTS0608.$A$1"/>
        <table:named-expression table:name="fdafda" table:expression="of:=[.#REF!]" table:base-cell-address="NTS0608.$A$1"/>
        <table:named-range table:name="fendyear" table:cell-range-address="'file:///W:/SECTION1/1-15-98.XLS'#RAWDATA.$L$2" table:base-cell-address="NTS0608.$A$1"/>
        <table:named-range table:name="ffyear" table:cell-range-address="'file:///W:/SECTION1/1-15-98.XLS'#RAWDATA.$J$2" table:base-cell-address="NTS0608.$A$1"/>
        <table:named-expression table:name="Footnotes" table:expression="of:=[.#REF!]" table:base-cell-address="NTS0608.$A$1"/>
        <table:named-range table:name="fyear" table:cell-range-address="'file:///W:/SECTION1/1-15-98.XLS'#RAWDATA.$J$2" table:base-cell-address="NTS0608.$A$1"/>
        <table:named-expression table:name="fyear2" table:expression="of:=[.#REF!]" table:base-cell-address="NTS0608.$A$1"/>
        <table:named-expression table:name="GraphData" table:expression="of:=['file:///T:/TSGB1998/SECTION1/1-13-98.XLS'#'TIS-INDEX'.$B$13:.$Q$44]~['file:///T:/TSGB1998/SECTION1/1-13-98.XLS'#'TIS-INDEX'.$E$9:.$R$9]" table:base-cell-address="NTS0608.$A$1"/>
        <table:named-expression table:name="GraphTitle" table:expression="of:=[.#REF!]" table:base-cell-address="NTS0608.$A$1"/>
        <table:named-expression table:name="MACRO" table:expression="of:=#N/A" table:base-cell-address="NTS0608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8.$A$1"/>
        <table:named-expression table:name="new_dialog" table:expression="of:='file://tslan10/COMQ/TSGB00/8-01-98.XLS'#$$Dialog" table:base-cell-address="NTS0608.$A$1"/>
        <table:named-expression table:name="new_table" table:expression="of:=[.#REF!]" table:base-cell-address="NTS0608.$A$1"/>
        <table:named-expression table:name="OldData" table:expression="of:=[.#REF!]" table:base-cell-address="NTS0608.$A$1"/>
        <table:named-expression table:name="Print_Area" table:expression="of:=[.#REF!]" table:base-cell-address="NTS0608.$A$1"/>
        <table:named-expression table:name="printarea" table:expression="of:=[.#REF!]" table:base-cell-address="NTS0608.$A$1"/>
        <table:named-expression table:name="PUBLISH1998_Print_Area" table:expression="of:=[.#REF!]" table:base-cell-address="NTS0608.$A$1"/>
        <table:named-expression table:name="TABA1_2" table:expression="of:=#N/A" table:base-cell-address="NTS0608.$A$1"/>
        <table:named-expression table:name="TABA3" table:expression="of:=#N/A" table:base-cell-address="NTS0608.$A$1"/>
        <table:named-expression table:name="TABB1_2" table:expression="of:=#N/A" table:base-cell-address="NTS0608.$A$1"/>
        <table:named-expression table:name="TableTitle" table:expression="of:=[.#REF!]" table:base-cell-address="NTS0608.$A$1"/>
        <table:named-expression table:name="testing" table:expression="of:=[.#REF!]" table:base-cell-address="NTS0608.$A$1"/>
        <table:named-expression table:name="ValueTitle" table:expression="of:=[.#REF!]" table:base-cell-address="NTS0608.$A$1"/>
        <table:named-expression table:name="year" table:expression="of:=[.#REF!]" table:base-cell-address="NTS06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9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4:34:09Z</meta:creation-date>
    <dc:date>2017-07-25T11:19:47Z</dc:date>
    <meta:print-date>2015-08-18T18:35:55Z</meta:print-date>
  </office:meta>
</office:document-meta>
</file>